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style:font-name="Liberation Serif1"/>
    </style:style>
    <style:style style:name="T2" style:family="text">
      <style:text-properties style:font-name="Liberation Serif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an Scarafoni</text:p>
      <text:p text:style-name="Standard">Lambda Calculus week 2</text:p>
      <text:p text:style-name="Standard"/>
      <text:list xml:id="list695339546" text:style-name="L1">
        <text:list-item>
          <text:p text:style-name="P1">apply self-apply to identity ==</text:p>
          <text:list>
            <text:list-item>
              <text:p text:style-name="P1">((self-apply2) identity) =&gt;</text:p>
            </text:list-item>
            <text:list-item>
              <text:p text:style-name="P1">(<text:span text:style-name="T1">λs.((apply s) s) identity) =&gt;</text:span></text:p>
            </text:list-item>
            <text:list-item>
              <text:p text:style-name="P1"><text:span text:style-name="T1">((apply identity) identity) =&gt;</text:span></text:p>
            </text:list-item>
            <text:list-item>
              <text:p text:style-name="P1"><text:span text:style-name="T1">(identity identity)</text:span><text:span text:style-name="T2"> 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1" svg:font-family="'Liberation Serif'" style:font-family-generic="roman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1T21:47:10</meta:creation-date>
    <dc:date>2012-11-01T21:57:34</dc:date>
    <meta:editing-duration>P0D</meta:editing-duration>
    <meta:editing-cycles>1</meta:editing-cycles>
    <meta:document-statistic meta:table-count="0" meta:image-count="0" meta:object-count="0" meta:page-count="1" meta:paragraph-count="7" meta:word-count="30" meta:character-count="183" meta:non-whitespace-character-count="164"/>
    <meta:generator>LibreOffice/3.5$Linux_x86 LibreOffice_project/350m1$Build-2</meta:generator>
  </office:meta>
</office:document-meta>
</file>